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2083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2.0764in"/>
    </style:style>
    <style:style style:name="Table1.I" style:family="table-column">
      <style:table-column-properties style:column-width="0.37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1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1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091in"/>
    </style:style>
    <style:style style:name="Table3.I" style:family="table-column">
      <style:table-column-properties style:column-width="0.373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5.216in" table:align="left"/>
    </style:style>
    <style:style style:name="Table4.A" style:family="table-column">
      <style:table-column-properties style:column-width="0.8319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861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2.091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fo:padding="0.0382in" fo:border="0.0007in solid #000000"/>
    </style:style>
    <style:style style:name="Table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216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386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091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Pericles" fo:font-size="10pt" style:font-size-asian="10pt" style:font-size-complex="10pt"/>
    </style:style>
    <style:style style:name="P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Pericles" fo:font-size="10pt" style:font-size-asian="10pt" style:font-size-complex="10pt"/>
    </style:style>
    <style:style style:name="P10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Pericles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14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15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this Weapon List</text:p>
      <text:p text:style-name="P5"/>
      <text:p text:style-name="P5">Notes:</text:p>
      <text:list xml:id="list5233682717273763682" text:style-name="L1">
        <text:list-item>
          <text:p text:style-name="P9">Weapon leverage dice always do at least 1 points of damage; a roll of 0 means 1 point of damage is done</text:p>
        </text:list-item>
      </text:list>
      <text:p text:style-name="P5"/>
      <text:p text:style-name="P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Weapon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Lev</text:p>
          </table:table-cell>
          <table:table-cell table:style-name="Table1.A1" office:value-type="string">
            <text:p text:style-name="P4">Def</text:p>
          </table:table-cell>
          <table:table-cell table:style-name="Table1.A1" office:value-type="string">
            <text:p text:style-name="P4">Ini</text:p>
          </table:table-cell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4">Dur</text:p>
          </table:table-cell>
          <table:table-cell table:style-name="Table1.A1" office:value-type="string">
            <text:p text:style-name="P4">Traits</text:p>
          </table:table-cell>
          <table:table-cell table:style-name="Table1.I1" office:value-type="string">
            <text:p text:style-name="P4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Bulky(2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5"/>
      <text:p text:style-name="P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Weapon</text:p>
          </table:table-cell>
          <table:table-cell table:style-name="Table3.A1" office:value-type="string">
            <text:p text:style-name="P4">Acc</text:p>
          </table:table-cell>
          <table:table-cell table:style-name="Table3.A1" office:value-type="string">
            <text:p text:style-name="P4">Lev</text:p>
          </table:table-cell>
          <table:table-cell table:style-name="Table3.A1" office:value-type="string">
            <text:p text:style-name="P4">Def</text:p>
          </table:table-cell>
          <table:table-cell table:style-name="Table3.A1" office:value-type="string">
            <text:p text:style-name="P4">Ini</text:p>
          </table:table-cell>
          <table:table-cell table:style-name="Table3.A1" office:value-type="string">
            <text:p text:style-name="P4">Len</text:p>
          </table:table-cell>
          <table:table-cell table:style-name="Table3.A1" office:value-type="string">
            <text:p text:style-name="P4">Dur</text:p>
          </table:table-cell>
          <table:table-cell table:style-name="Table3.A1" office:value-type="string">
            <text:p text:style-name="P4">Traits</text:p>
          </table:table-cell>
          <table:table-cell table:style-name="Table3.I1" office:value-type="string">
            <text:p text:style-name="P4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1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kull Smash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Bulk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5"/>
      <text:p text:style-name="P6">Maz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Weapon</text:p>
          </table:table-cell>
          <table:table-cell table:style-name="Table5.A1" office:value-type="string">
            <text:p text:style-name="P4">Acc</text:p>
          </table:table-cell>
          <table:table-cell table:style-name="Table5.A1" office:value-type="string">
            <text:p text:style-name="P4">Lev</text:p>
          </table:table-cell>
          <table:table-cell table:style-name="Table5.A1" office:value-type="string">
            <text:p text:style-name="P4">Def</text:p>
          </table:table-cell>
          <table:table-cell table:style-name="Table5.A1" office:value-type="string">
            <text:p text:style-name="P4">Ini</text:p>
          </table:table-cell>
          <table:table-cell table:style-name="Table5.A1" office:value-type="string">
            <text:p text:style-name="P4">Len</text:p>
          </table:table-cell>
          <table:table-cell table:style-name="Table5.A1" office:value-type="string">
            <text:p text:style-name="P4">Dur</text:p>
          </table:table-cell>
          <table:table-cell table:style-name="Table5.A1" office:value-type="string">
            <text:p text:style-name="P4">Traits</text:p>
          </table:table-cell>
          <table:table-cell table:style-name="Table5.I1" office:value-type="string">
            <text:p text:style-name="P4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u(2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4</text:p>
          </table:table-cell>
          <table:table-cell table:style-name="Table5.A2" office:value-type="float" office:value="0">
            <text:p text:style-name="P2">Anti-Cavalry(2), Bulky(4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Thrust</text:p>
          </table:table-cell>
          <table:table-cell table:style-name="Table5.I2">
            <text:p text:style-name="P2"/>
          </table:table-cell>
        </table:table-row>
      </table:table>
      <text:p text:style-name="P5"/>
      <text:p text:style-name="P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">Weapon</text:p>
          </table:table-cell>
          <table:table-cell table:style-name="Table4.A1" office:value-type="string">
            <text:p text:style-name="P4">Acc</text:p>
          </table:table-cell>
          <table:table-cell table:style-name="Table4.A1" office:value-type="string">
            <text:p text:style-name="P4">Lev</text:p>
          </table:table-cell>
          <table:table-cell table:style-name="Table4.A1" office:value-type="string">
            <text:p text:style-name="P4">Def</text:p>
          </table:table-cell>
          <table:table-cell table:style-name="Table4.A1" office:value-type="string">
            <text:p text:style-name="P4">Ini</text:p>
          </table:table-cell>
          <table:table-cell table:style-name="Table4.A1" office:value-type="string">
            <text:p text:style-name="P4">Len</text:p>
          </table:table-cell>
          <table:table-cell table:style-name="Table4.A1" office:value-type="string">
            <text:p text:style-name="P4">Dur</text:p>
          </table:table-cell>
          <table:table-cell table:style-name="Table4.A1" office:value-type="string">
            <text:p text:style-name="P4">Traits</text:p>
          </table:table-cell>
          <table:table-cell table:style-name="Table4.I1" office:value-type="string">
            <text:p text:style-name="P4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Skull Smasher(1)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Bulky(2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-Hands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5"/>
      <text:p text:style-name="P5"/>
      <text:p text:style-name="P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rait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3088056149816207699" text:style-name="WWNum18">
              <text:list-header>
                <text:p text:style-name="P16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(x)</text:p>
          </table:table-cell>
          <table:table-cell table:style-name="Table2.B2" office:value-type="string">
            <text:list xml:id="list36296759" text:continue-numbering="true" text:style-name="WWNum18">
              <text:list-header>
                <text:p text:style-name="P16">This weapon is bulky or heavy and adds x to your encumbrance total</text:p>
              </text:list-header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36297247" text:continue-numbering="true" text:style-name="WWNum18">
              <text:list-item>
                <text:p text:style-name="P14">If you have <text:span text:style-name="T1">Fast</text:span><text:span text:style-name="T2">, you subtract x from the initiative roll required</text:span></text:p>
              </text:list-item>
              <text:list-item>
                <text:p text:style-name="P15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(x)</text:p>
          </table:table-cell>
          <table:table-cell table:style-name="Table2.B2" office:value-type="string">
            <text:list xml:id="list36287600" text:continue-numbering="true" text:style-name="WWNum18">
              <text:list-header>
                <text:p text:style-name="P16">You add x damage if you hit your target in the arm or leg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36304526" text:continue-numbering="true" text:style-name="WWNum18">
              <text:list-item>
                <text:p text:style-name="P14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15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(x)</text:p>
          </table:table-cell>
          <table:table-cell table:style-name="Table2.B2" office:value-type="string">
            <text:list xml:id="list36284788" text:continue-numbering="true" text:style-name="WWNum18">
              <text:list-header>
                <text:p text:style-name="P16">You add x damage if you hit your target in the head</text:p>
              </text:list-header>
            </text:list>
          </table:table-cell>
        </table:table-row>
        <text:soft-page-break/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36282292" text:continue-numbering="true" text:style-name="WWNum18">
              <text:list-item>
                <text:p text:style-name="P14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15">Otherwise, you can take a -2 to-hit and gain pierce(2) on the attack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33S</meta:editing-duration>
    <meta:editing-cycles>9</meta:editing-cycles>
    <meta:generator>OpenOffice/4.1.3$Win32 OpenOffice.org_project/413m1$Build-9783</meta:generator>
    <dc:date>2017-07-23T16:10:26.41</dc:date>
    <dc:creator>Chris Magoun</dc:creator>
    <meta:document-statistic meta:table-count="5" meta:image-count="0" meta:object-count="0" meta:page-count="2" meta:paragraph-count="206" meta:word-count="449" meta:character-count="2122"/>
    <meta:user-defined meta:name="Info 1"/>
    <meta:user-defined meta:name="Info 2"/>
    <meta:user-defined meta:name="Info 3"/>
    <meta:user-defined meta:name="Info 4"/>
  </office:meta>
</office:document-meta>
</file>